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officeooo:rsid="000155ca" officeooo:paragraph-rsid="000155ca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" fo:font-size="11pt" officeooo:rsid="00087b45" officeooo:paragraph-rsid="00087b45" style:font-size-asian="11pt" style:font-size-complex="11pt"/>
    </style:style>
    <style:style style:name="P3" style:family="paragraph" style:parent-style-name="Standard">
      <style:paragraph-properties fo:margin-top="0cm" fo:margin-bottom="0cm" loext:contextual-spacing="false"/>
      <style:text-properties style:font-name="Calibri" fo:font-size="11pt" officeooo:rsid="000155ca" officeooo:paragraph-rsid="0005f17c" style:font-size-asian="11pt" style:font-size-complex="11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fo:font-size="11pt" officeooo:rsid="000155ca" officeooo:paragraph-rsid="00087b45" style:font-size-asian="11pt" style:font-size-complex="11pt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" fo:font-size="11pt" officeooo:rsid="000155ca" officeooo:paragraph-rsid="00087b45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1pt" officeooo:rsid="000155ca" officeooo:paragraph-rsid="000155ca" style:font-size-asian="11pt" style:font-size-complex="11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Calibri" fo:font-size="11pt" officeooo:rsid="000155ca" officeooo:paragraph-rsid="00087b45" style:font-size-asian="11pt" style:font-size-complex="11pt"/>
    </style:style>
    <style:style style:name="P8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1pt" officeooo:rsid="00087b45" officeooo:paragraph-rsid="00087b45" style:font-size-asian="11pt" style:font-size-complex="11pt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font-name="Calibri" fo:font-size="11pt" officeooo:rsid="00087b45" officeooo:paragraph-rsid="00087b45" style:font-size-asian="11pt" style:font-size-complex="11pt"/>
    </style:style>
    <style:style style:name="P10" style:family="paragraph" style:parent-style-name="Standard">
      <style:paragraph-properties fo:margin-top="0cm" fo:margin-bottom="0cm" loext:contextual-spacing="fals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2" style:family="paragraph" style:parent-style-name="Standard">
      <style:paragraph-properties fo:margin-top="0cm" fo:margin-bottom="0cm" loext:contextual-spacing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5f17c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5f17c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5" style:family="paragraph" style:parent-style-name="Standard">
      <style:paragraph-properties fo:margin-top="0cm" fo:margin-bottom="0cm" loext:contextual-spacing="fals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fo:color="#008000" style:text-outline="false" style:text-line-through-style="none" style:text-line-through-type="none" style:font-name="Calibri" fo:font-size="11pt" fo:font-style="normal" fo:text-shadow="none" style:text-underline-style="none" fo:font-weight="normal" officeooo:rsid="0005f17c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7" style:family="paragraph" style:parent-style-name="Footer">
      <style:text-properties officeooo:paragraph-rsid="0009da9c"/>
    </style:style>
    <style:style style:name="T1" style:family="text">
      <style:text-properties fo:color="#ff0000"/>
    </style:style>
    <style:style style:name="T2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3" style:family="text">
      <style:text-properties fo:color="#999999" style:text-outline="false" style:text-line-through-style="none" style:text-line-through-typ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4" style:family="text">
      <style:text-properties officeooo:rsid="00087b45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normal" officeooo:rsid="00087b45" style:letter-kerning="true" style:font-name-asian="Tahoma" style:font-style-asian="normal" style:font-weight-asian="normal" style:font-name-complex="Arial1" style:text-emphasize="none"/>
    </style:style>
    <style:style style:name="T8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<text:span text:style-name="T4">3</text:span>-<text:span text:style-name="T4">1</text:span>.vbs</text:p>
      <text:p text:style-name="P6"/>
      <text:p text:style-name="P8"><text:span text:style-name="T2">Dim</text:span><text:span text:style-name="T5"> max</text:span></text:p>
      <text:p text:style-name="P8"><text:span text:style-name="T5">max = </text:span><text:span text:style-name="T2">CInt</text:span><text:span text:style-name="T5">(InputBox(</text:span><text:span text:style-name="T3">"Please enter the number you want to count to:"</text:span><text:span text:style-name="T5">))</text:span></text:p>
      <text:p text:style-name="P12"/>
      <text:p text:style-name="P8"><text:span text:style-name="T5">MsgBox </text:span><text:span text:style-name="T3">"Let's print all numbers from 1 to "</text:span><text:span text:style-name="T5"> &amp; max</text:span></text:p>
      <text:p text:style-name="P12"/>
      <text:p text:style-name="P8"><text:span text:style-name="T2">For</text:span><text:span text:style-name="T5"> counter = 1 </text:span><text:span text:style-name="T2">To</text:span><text:span text:style-name="T5"> max</text:span></text:p>
      <text:p text:style-name="P8"><text:span text:style-name="T5"><text:s text:c="2"/>MsgBox </text:span><text:span text:style-name="T3">"counter="</text:span><text:span text:style-name="T5"> &amp; counter</text:span></text:p>
      <text:p text:style-name="P10">Next</text:p>
      <text:p text:style-name="P12"/>
      <text:p text:style-name="P8"><text:span text:style-name="T5">MsgBox </text:span><text:span text:style-name="T3">"Let's print all ODD numbers from 1 to "</text:span><text:span text:style-name="T5"> &amp; max</text:span></text:p>
      <text:p text:style-name="P12"/>
      <text:p text:style-name="P8"><text:span text:style-name="T2">For</text:span><text:span text:style-name="T5"> counter = 1 </text:span><text:span text:style-name="T2">To</text:span><text:span text:style-name="T5"> max </text:span><text:span text:style-name="T2">Step</text:span><text:span text:style-name="T5"> 2</text:span></text:p>
      <text:p text:style-name="P8"><text:span text:style-name="T5"><text:s text:c="2"/>MsgBox </text:span><text:span text:style-name="T3">"counter="</text:span><text:span text:style-name="T5"> &amp; counter</text:span></text:p>
      <text:p text:style-name="P10">Next</text:p>
      <text:p text:style-name="P10"/>
      <text:p text:style-name="P3">–---------------------------------------------------------------------------------------------------------------------------------------------</text:p>
      <text:p text:style-name="P4"/>
      <text:p text:style-name="P4">Example<text:span text:style-name="T4">3</text:span>-<text:span text:style-name="T4">2</text:span>.vbs</text:p>
      <text:p text:style-name="P5"/>
      <text:p text:style-name="P2"><text:span text:style-name="T2">Dim</text:span> max, counter</text:p>
      <text:p text:style-name="P2">max = <text:span text:style-name="T2">CInt</text:span>(InputBox(<text:span text:style-name="T3">"Please enter the number you want to count to:"</text:span>))</text:p>
      <text:p text:style-name="P2"/>
      <text:p text:style-name="P2">MsgBox <text:span text:style-name="T3">"Let's print all numbers from 1 to "</text:span> &amp; max</text:p>
      <text:p text:style-name="P2">counter = <text:span text:style-name="T1">1</text:span></text:p>
      <text:p text:style-name="P2"/>
      <text:p text:style-name="P2"><text:span text:style-name="T2">Do</text:span> <text:span text:style-name="T2">While</text:span> counter &lt;= <text:span text:style-name="T1">3</text:span></text:p>
      <text:p text:style-name="P2"><text:s text:c="2"/>MsgBox <text:span text:style-name="T3">"counter="</text:span> &amp; counter</text:p>
      <text:p text:style-name="P2"><text:s text:c="2"/>counter = counter + <text:span text:style-name="T1">1</text:span></text:p>
      <text:p text:style-name="P11">Loop</text:p>
      <text:p text:style-name="P2"/>
      <text:p text:style-name="P2">MsgBox <text:span text:style-name="T3">"Done"</text:span></text:p>
      <text:p text:style-name="P12"/>
      <text:p text:style-name="P13">–---------------------------------------------------------------------------------------------------------------------------------------------</text:p>
      <text:p text:style-name="P14"/>
      <text:p text:style-name="P7"><text:span text:style-name="T6">Example</text:span><text:span text:style-name="T7">3</text:span><text:span text:style-name="T6">-</text:span><text:span text:style-name="T7">3</text:span><text:span text:style-name="T6">.vbs</text:span></text:p>
      <text:p text:style-name="P13"/>
      <text:p text:style-name="P9"><text:span text:style-name="T2">Dim</text:span><text:span text:style-name="T6"> number</text:span></text:p>
      <text:p text:style-name="P13"/>
      <text:p text:style-name="P11">Do</text:p>
      <text:p text:style-name="P9"><text:span text:style-name="T6"><text:s text:c="2"/>number = InputBox(</text:span><text:span text:style-name="T3">"Please enter a number:"</text:span><text:span text:style-name="T6">)</text:span></text:p>
      <text:p text:style-name="P16">'Change While Not to Until</text:p>
      <text:p text:style-name="P9"><text:span text:style-name="T2">Loop</text:span><text:span text:style-name="T6"> </text:span><text:span text:style-name="T2">While</text:span><text:span text:style-name="T6"> </text:span><text:span text:style-name="T2">Not</text:span><text:span text:style-name="T6"> IsNumeric(number)</text:span></text:p>
      <text:p text:style-name="P13"/>
      <text:p text:style-name="P9"><text:span text:style-name="T6">MsgBox </text:span><text:span text:style-name="T3">"Now the text can be converted to a number"</text:span></text:p>
      <text:p text:style-name="P9"><text:span text:style-name="T6">number = </text:span><text:span text:style-name="T2">CInt</text:span><text:span text:style-name="T6">(number)</text:span></text:p>
      <text:p text:style-name="P13"/>
      <text:p text:style-name="P9"><text:span text:style-name="T6">MsgBox number &amp; </text:span><text:span text:style-name="T3">"+"</text:span><text:span text:style-name="T6"> &amp; number &amp; </text:span><text:span text:style-name="T3">"="</text:span><text:span text:style-name="T6"> &amp; number + numb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9da9c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7-08-07T21:11:49.011000000</dc:date>
    <meta:editing-duration>PT1M44S</meta:editing-duration>
    <meta:editing-cycles>7</meta:editing-cycles>
    <meta:generator>LibreOffice/5.1.2.2$Windows_x86 LibreOffice_project/d3bf12ecb743fc0d20e0be0c58ca359301eb705f</meta:generator>
    <meta:document-statistic meta:table-count="0" meta:image-count="1" meta:object-count="0" meta:page-count="1" meta:paragraph-count="34" meta:word-count="169" meta:character-count="1251" meta:non-whitespace-character-count="1058"/>
  </office:meta>
</office:document-meta>
</file>